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90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0pt" fo:font-weight="bold" style:font-weight-asian="bold" style:font-weight-complex="bold"/>
    </style:style>
    <style:style style:name="ce2" style:family="table-cell" style:parent-style-name="Default">
      <style:text-properties style:font-name="Droid Sans" fo:font-size="10pt"/>
    </style:style>
    <style:style style:name="ce3" style:family="table-cell" style:parent-style-name="Default">
      <style:text-properties style:font-name="Droid Sans"/>
    </style:style>
    <style:style style:name="ce4" style:family="table-cell" style:parent-style-name="Default">
      <style:text-properties style:font-name="Droid Sans" fo:font-size="10pt" style:font-name-asian="WenQuanYi Micro Hei" style:font-name-complex="FreeSans"/>
    </style:style>
    <style:style style:name="ce5" style:family="table-cell" style:parent-style-name="Default" style:data-style-name="N104">
      <style:text-properties style:font-name="Droid Sans" fo:font-size="10pt" fo:font-weight="bold" style:font-weight-asian="bold" style:font-weight-complex="bold"/>
    </style:style>
    <style:style style:name="ce6" style:family="table-cell" style:parent-style-name="Default" style:data-style-name="N104">
      <style:text-properties style:font-name="Droid Sans" fo:font-size="10pt"/>
    </style:style>
    <style:style style:name="ce7" style:family="table-cell" style:parent-style-name="Default" style:data-style-name="N104">
      <style:text-properties style:font-name="Droid Sans"/>
    </style:style>
    <style:style style:name="ce8" style:family="table-cell" style:parent-style-name="Default">
      <style:text-properties fo:font-size="10pt" fo:font-weight="bold" style:font-weight-asian="bold" style:font-weight-complex="bold"/>
    </style:style>
    <style:style style:name="ce9" style:family="table-cell" style:parent-style-name="Default">
      <style:text-properties fo:font-size="10pt"/>
    </style:style>
    <style:style style:name="ce10" style:family="table-cell" style:parent-style-name="Default">
      <style:text-properties style:font-name="Liberation Sans" fo:font-size="10pt" style:font-name-asian="WenQuanYi Micro Hei" style:font-name-complex="FreeSans"/>
    </style:style>
    <style:style style:name="ce11" style:family="table-cell" style:parent-style-name="Default" style:data-style-name="N104">
      <style:text-properties fo:font-size="10pt" fo:font-weight="bold" style:font-weight-asian="bold" style:font-weight-complex="bold"/>
    </style:style>
    <style:style style:name="ce12" style:family="table-cell" style:parent-style-name="Default" style:data-style-name="N104">
      <style:text-properties fo:font-size="10pt"/>
    </style:style>
    <style:style style:name="ce13" style:family="table-cell" style:parent-style-name="Default" style:data-style-name="N104"/>
    <style:style style:name="ce14" style:family="table-cell" style:parent-style-name="Default" style:data-style-name="N100">
      <style:text-properties style:font-name="DejaVu Sans Condensed" fo:font-size="10pt" fo:font-weight="bold" style:font-weight-asian="bold" style:font-weight-complex="bold"/>
    </style:style>
    <style:style style:name="ce15" style:family="table-cell" style:parent-style-name="Default" style:data-style-name="N100">
      <style:text-properties fo:color="#1a1a1a" style:font-name="DejaVu Sans Condensed" fo:font-size="10pt" fo:language="none" fo:country="none" style:font-name-asian="DejaVu Sans1" style:font-size-asian="5.09999990463257pt" style:language-asian="none" style:country-asian="none" style:font-name-complex="DejaVu Sans1" style:font-size-complex="5.09999990463257pt" style:language-complex="none" style:country-complex="none"/>
    </style:style>
    <style:style style:name="ce16" style:family="table-cell" style:parent-style-name="Default" style:data-style-name="N100">
      <style:text-properties style:font-name="DejaVu Sans Condensed" fo:font-size="10pt"/>
    </style:style>
    <style:style style:name="ce17" style:family="table-cell" style:parent-style-name="Default" style:data-style-name="N100">
      <style:text-properties style:font-name="DejaVu Sans Condense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79pt solid #000000" fo:border-right="none" fo:border-top="0.79pt solid #000000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9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1" style:family="text">
      <style:text-properties fo:language="none" fo:country="none" style:font-name-asian="DejaVu Sans1" style:font-size-asian="5.09999990463257pt" style:language-asian="none" style:country-asian="none" style:font-size-complex="5.09999990463257pt" style:language-complex="none" style:country-complex="none"/>
    </style:style>
  </office:automatic-styles>
  <office:body>
    <office:spreadsheet>
      <table:table table:name="Prototy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6" table:formula="of:=[.C2]*[.D2]" office:value-type="currency" office:currency="GBP" office:value="4.25" calcext:value-type="currency">
            <text:p>£4.25</text:p>
          </table:table-cell>
          <table:table-cell office:value-type="string" calcext:value-type="string">
            <text:p>https://proto-pic.co.uk/adafruit-huzzah-esp8266-break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table:style-name="ce6" table:formula="of:=[.C3]*[.D3]" office:value-type="currency" office:currency="GBP" office:value="1.07" calcext:value-type="currency">
            <text:p>£1.07</text:p>
          </table:table-cell>
          <table:table-cell office:value-type="string" calcext:value-type="string">
            <text:p>http://www.ebay.co.uk/itm/141672354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table:style-name="ce6" table:formula="of:=[.C4]*[.D4]" office:value-type="currency" office:currency="GBP" office:value="2.11" calcext:value-type="currency">
            <text:p>£2.11</text:p>
          </table:table-cell>
          <table:table-cell office:value-type="string" calcext:value-type="string">
            <text:p>http://www.ebay.co.uk/itm/351520763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GBP" office:value="12" calcext:value-type="currency">
            <text:p>£12.00</text:p>
          </table:table-cell>
          <table:table-cell office:value-type="string" calcext:value-type="string">
            <text:p>https://www.sparkyswidgets.com/product/mini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table:style-name="ce6" table:formula="of:=[.C6]*[.D6]" office:value-type="currency" office:currency="GBP" office:value="5" calcext:value-type="currency">
            <text:p>£5.00</text:p>
          </table:table-cell>
          <table:table-cell office:value-type="string" calcext:value-type="string">
            <text:p>http://www.ebay.co.uk/itm/272150645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table:style-name="ce6" table:formula="of:=[.C7]*[.D7]" office:value-type="currency" office:currency="GBP" office:value="0.99" calcext:value-type="currency">
            <text:p>£0.99</text:p>
          </table:table-cell>
          <table:table-cell office:value-type="string" calcext:value-type="string">
            <text:p>http://www.ebay.co.uk/itm/19174083743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ltrasonic Sensor</text:p>
          </table:table-cell>
          <table:table-cell table:style-name="ce3" office:value-type="string" calcext:value-type="string">
            <text:p>Sensor for water level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C8]*[.D8]" office:value-type="currency" office:currency="GBP" office:value="3" calcext:value-type="currency">
            <text:p>£3.00</text:p>
          </table:table-cell>
          <table:table-cell office:value-type="string" calcext:value-type="string">
            <text:p>http://www.ebay.co.uk/itm/39137479588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table:style-name="ce6" table:formula="of:=[.C9]*[.D9]" office:value-type="currency" office:currency="GBP" office:value="6" calcext:value-type="currency">
            <text:p>£6.00</text:p>
          </table:table-cell>
          <table:table-cell office:value-type="string" calcext:value-type="string">
            <text:p>https://www.adafruit.com/products/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table:style-name="ce6" table:formula="of:=[.C10]*[.D10]" office:value-type="currency" office:currency="GBP" office:value="7.59" calcext:value-type="currency">
            <text:p>£7.59</text:p>
          </table:table-cell>
          <table:table-cell office:value-type="string" calcext:value-type="string">
            <text:p>http://www.ebay.co.uk/itm/291567200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table:style-name="ce6" table:formula="of:=[.C11]*[.D11]" office:value-type="currency" office:currency="GBP" office:value="0.06" calcext:value-type="currency">
            <text:p>£0.06</text:p>
          </table:table-cell>
          <table:table-cell office:value-type="string" calcext:value-type="string">
            <text:p>https://www.tindie.com/products/DrAzzy/simple-sot-23-mosfet-six-pack-loaded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2]*[.D12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table:style-name="ce6" table:formula="of:=[.C13]*[.D13]" office:value-type="currency" office:currency="GBP" office:value="0.45" calcext:value-type="currency">
            <text:p>£0.4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4]*[.D14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5]*[.D15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6]*[.D16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table:style-name="ce6" table:formula="of:=[.C17]*[.D17]" office:value-type="currency" office:currency="GBP" office:value="0.18" calcext:value-type="currency">
            <text:p>£0.18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8]*[.D18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table:style-name="ce6" table:formula="of:=[.C19]*[.D19]" office:value-type="currency" office:currency="GBP" office:value="5.44" calcext:value-type="currency">
            <text:p>£5.44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umidity Sensor boxes</text:p>
          </table:table-cell>
          <table:table-cell office:value-type="string" calcext:value-type="string">
            <text:p>E94W</text:p>
          </table:table-cell>
          <table:table-cell office:value-type="currency" office:currency="GBP" office:value="1.75" calcext:value-type="currency">
            <text:p>£1.75</text:p>
          </table:table-cell>
          <table:table-cell office:value-type="float" office:value="1" calcext:value-type="float">
            <text:p>1</text:p>
          </table:table-cell>
          <table:table-cell table:style-name="ce6" table:formula="of:=[.C20]*[.D20]" office:value-type="currency" office:currency="GBP" office:value="1.75" calcext:value-type="currency">
            <text:p>£1.75</text:p>
          </table:table-cell>
          <table:table-cell office:value-type="string" calcext:value-type="string">
            <text:p>http://www.ebay.co.uk/itm/130730571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Fibox EKJB130T</text:p>
          </table:table-cell>
          <table:table-cell office:value-type="currency" office:currency="GBP" office:value="9.5" calcext:value-type="currency">
            <text:p>£9.50</text:p>
          </table:table-cell>
          <table:table-cell office:value-type="float" office:value="2" calcext:value-type="float">
            <text:p>2</text:p>
          </table:table-cell>
          <table:table-cell table:style-name="ce6" table:formula="of:=[.C21]*[.D21]" office:value-type="currency" office:currency="GBP" office:value="19" calcext:value-type="currency">
            <text:p>£19.00</text:p>
          </table:table-cell>
          <table:table-cell office:value-type="string" calcext:value-type="string">
            <text:p>http://www.ebay.co.uk/itm/3215074530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ing plate</text:p>
          </table:table-cell>
          <table:table-cell office:value-type="string" calcext:value-type="string">
            <text:p>Fibox EKJVT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2" calcext:value-type="float">
            <text:p>2</text:p>
          </table:table-cell>
          <table:table-cell table:style-name="ce6" table:formula="of:=[.C22]*[.D22]" office:value-type="currency" office:currency="GBP" office:value="10" calcext:value-type="currency">
            <text:p>£10.00</text:p>
          </table:table-cell>
          <table:table-cell office:value-type="string" calcext:value-type="string">
            <text:p>http://uk.rs-online.com/web/p/enclosure-mounting-installation/1882522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table:style-name="ce6" table:formula="of:=[.C23]*[.D23]" office:value-type="currency" office:currency="GBP" office:value="1.79" calcext:value-type="currency">
            <text:p>£1.79</text:p>
          </table:table-cell>
          <table:table-cell office:value-type="string" calcext:value-type="string">
            <text:p>http://www.ebay.co.uk/itm/151886747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board</text:p>
          </table:table-cell>
          <table:table-cell office:value-type="string" calcext:value-type="string">
            <text:p>Adaruit Perma-proto full sized</text:p>
          </table:table-cell>
          <table:table-cell table:formula="of:=15.99/3" office:value-type="currency" office:currency="GBP" office:value="5.33" calcext:value-type="currency">
            <text:p>£5.33</text:p>
          </table:table-cell>
          <table:table-cell office:value-type="float" office:value="1" calcext:value-type="float">
            <text:p>1</text:p>
          </table:table-cell>
          <table:table-cell table:style-name="ce6" table:formula="of:=[.C24]*[.D24]" office:value-type="currency" office:currency="GBP" office:value="5.33" calcext:value-type="currency">
            <text:p>£5.33</text:p>
          </table:table-cell>
          <table:table-cell office:value-type="string" calcext:value-type="string">
            <text:p>http://www.ebay.co.uk/itm/1914296286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 table:formula="of:=SUM([.E2:.E24])" office:value-type="currency" office:currency="GBP" office:value="87.76" calcext:value-type="currency">
            <text:p>£87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onal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/>
          <table:table-cell office:value-type="string" calcext:value-type="string">
            <text:p>http://www.ebay.co.uk/itm/221980056212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/>
          <table:table-cell table:style-name="ce3"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growbed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wbe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batch!" table:style-name="ta1">
        <table:table-column table:style-name="co9" table:default-cell-style-name="ce18"/>
        <table:table-column table:style-name="co10" table:default-cell-style-name="ce18"/>
        <table:table-column table:style-name="co7" table:default-cell-style-name="ce18"/>
        <table:table-column table:style-name="co7" table:number-columns-repeated="1021" table:default-cell-style-name="Default"/>
        <table:table-row table:style-name="ro1">
          <table:table-cell table:number-columns-repeated="2"/>
          <table:table-cell table:style-name="ce19" office:value-type="string" calcext:value-type="string" table:number-columns-spanned="6" table:number-rows-spanned="1">
            <text:p>System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/>
          <table:table-cell table:style-name="ce20" table:number-columns-repeated="1015"/>
        </table:table-row>
        <table:table-row table:style-name="ro1">
          <table:table-cell/>
          <table:table-cell office:value-type="string" calcext:value-type="string">
            <text:p>For:</text:p>
          </table:table-cell>
          <table:table-cell table:style-name="ce21" office:value-type="string" calcext:value-type="string">
            <text:p>Layout</text:p>
          </table:table-cell>
          <table:table-cell table:style-name="ce23" office:value-type="string" calcext:value-type="string">
            <text:p>Liverpool</text:p>
          </table:table-cell>
          <table:table-cell table:style-name="ce23" office:value-type="string" calcext:value-type="string">
            <text:p>HBN</text:p>
          </table:table-cell>
          <table:table-cell table:style-name="ce23" office:value-type="string" calcext:value-type="string">
            <text:p>AG</text:p>
          </table:table-cell>
          <table:table-cell table:style-name="ce23" office:value-type="string" calcext:value-type="string">
            <text:p>Dev</text:p>
          </table:table-cell>
          <table:table-cell table:style-name="ce23"/>
          <table:table-cell table:number-columns-repeated="1016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Light</text:p>
          </table:table-cell>
          <table:table-cell table:style-name="ce22" office:value-type="string" calcext:value-type="string">
            <text:p>Got</text:p>
          </table:table-cell>
          <table:table-cell table:number-columns-repeated="4"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table:style-name="ce22" office:value-type="string" calcext:value-type="string">
            <text:p>In Transit</text:p>
          </table:table-cell>
          <table:table-cell table:style-name="ce24" office:value-type="string" calcext:value-type="string">
            <text:p>Got</text:p>
          </table:table-cell>
          <table:table-cell table:number-columns-repeated="2" table:style-name="ce24" office:value-type="string" calcext:value-type="string">
            <text:p>In Transit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umid</text:p>
          </table:table-cell>
          <table:table-cell table:style-name="ce22" office:value-type="string" calcext:value-type="string">
            <text:p>Got</text:p>
          </table:table-cell>
          <table:table-cell table:number-columns-repeated="2" table:style-name="ce24" office:value-type="string" calcext:value-type="string">
            <text:p>Got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table:style-name="ce22" office:value-type="string" calcext:value-type="string">
            <text:p>Got</text:p>
          </table:table-cell>
          <table:table-cell table:number-columns-repeated="3" table:style-name="ce24" office:value-type="string" calcext:value-type="string">
            <text:p>Got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vel</text:p>
          </table:table-cell>
          <table:table-cell table:style-name="ce22" office:value-type="string" calcext:value-type="string">
            <text:p>Got</text:p>
          </table:table-cell>
          <table:table-cell table:style-name="ce24" office:value-type="string" calcext:value-type="string">
            <text:p>Does need?</text:p>
          </table:table-cell>
          <table:table-cell table:style-name="ce24" office:value-type="string" calcext:value-type="string">
            <text:p>??</text:p>
          </table:table-cell>
          <table:table-cell table:number-columns-repeated="2"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Actuators</text:p>
          </table:table-cell>
          <table:table-cell office:value-type="string" calcext:value-type="string">
            <text:p>Pu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enoi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33MHz</text:p>
          </table:table-cell>
          <table:table-cell table:style-name="ce22" office:value-type="string" calcext:value-type="string">
            <text:p>Got</text:p>
          </table:table-cell>
          <table:table-cell table:number-columns-repeated="2" table:style-name="ce24" office:value-type="string" calcext:value-type="string">
            <text:p>Got</text:p>
          </table:table-cell>
          <table:table-cell table:style-name="ce24" office:value-type="string" calcext:value-type="string">
            <text:p>??</text:p>
          </table:table-cell>
          <table:table-cell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SP Module</text:p>
          </table:table-cell>
          <table:table-cell table:style-name="ce22" office:value-type="string" calcext:value-type="string">
            <text:p>Got</text:p>
          </table:table-cell>
          <table:table-cell table:number-columns-repeated="4"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CP230x</text:p>
          </table:table-cell>
          <table:table-cell table:style-name="ce22" office:value-type="string" calcext:value-type="string">
            <text:p>Got 23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Ordered 23016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string" calcext:value-type="string">
            <text:p>Got 2308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table:style-name="ce22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CDC</text:p>
          </table:table-cell>
          <table:table-cell table:style-name="ce22" office:value-type="string" calcext:value-type="string">
            <text:p>Got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Got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DC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number-columns-repeated="1016"/>
        </table:table-row>
        <table:table-row table:style-name="ro1">
          <table:table-cell office:value-type="string" calcext:value-type="string">
            <text:p>Mechanics</text:p>
          </table:table-cell>
          <table:table-cell office:value-type="string" calcext:value-type="string">
            <text:p>Bo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in Enc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Got</text:p>
          </table:table-cell>
          <table:table-cell table:style-name="ce24" table:number-columns-repeated="2"/>
          <table:table-cell table:style-name="ce24" office:value-type="float" office:value="0" calcext:value-type="float">
            <text:p>0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vel Enc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string" calcext:value-type="string">
            <text:p>Got</text:p>
          </table:table-cell>
          <table:table-cell table:style-name="ce24" table:number-columns-repeated="2"/>
          <table:table-cell table:style-name="ce24" office:value-type="float" office:value="0" calcext:value-type="float">
            <text:p>0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un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number-columns-repeated="2"/>
          <table:table-cell table:style-name="ce24" office:value-type="float" office:value="0" calcext:value-type="float">
            <text:p>0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nectors</text:p>
          </table:table-cell>
          <table:table-cell table:style-name="ce22" office:value-type="float" office:value="0" calcext:value-type="float">
            <text:p>0</text:p>
          </table:table-cell>
          <table:table-cell table:style-name="ce24" table:number-columns-repeated="3"/>
          <table:table-cell table:style-name="ce24" office:value-type="float" office:value="0" calcext:value-type="float">
            <text:p>0</text:p>
          </table:table-cell>
          <table:table-cell table:style-name="ce24"/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0000-00-00T00:00:03.9922492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6-01T22:08:30.373583916</dc:date>
    <meta:editing-duration>P1DT4H18M32S</meta:editing-duration>
    <meta:editing-cycles>14</meta:editing-cycles>
    <meta:generator>LibreOffice/4.1.3.2$Linux_X86_64 LibreOffice_project/410m0$Build-2</meta:generator>
    <meta:document-statistic meta:table-count="4" meta:cell-count="512" meta:object-count="0"/>
  </office:meta>
</office:document-meta>
</file>